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adornments="Norm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left">
      <style:text-properties style:text-underline-style="solid" style:text-underline-width="auto" style:text-underline-color="font-color" officeooo:rsid="002294da" officeooo:paragraph-rsid="002294da"/>
    </style:style>
    <style:style style:name="P2" style:family="paragraph" style:parent-style-name="Title">
      <style:text-properties officeooo:rsid="000e86ad" officeooo:paragraph-rsid="000e86ad"/>
    </style:style>
    <style:style style:name="P3" style:family="paragraph" style:parent-style-name="Subtitle">
      <style:text-properties officeooo:rsid="000e86ad" officeooo:paragraph-rsid="0015a174"/>
    </style:style>
    <style:style style:name="P4" style:family="paragraph" style:parent-style-name="Subtitle">
      <style:text-properties officeooo:paragraph-rsid="0015a174"/>
    </style:style>
    <style:style style:name="P5" style:family="paragraph" style:parent-style-name="Subtitle">
      <style:text-properties officeooo:paragraph-rsid="001f3ff0"/>
    </style:style>
    <style:style style:name="P6" style:family="paragraph" style:parent-style-name="Text_20_body">
      <style:text-properties officeooo:paragraph-rsid="0015a174"/>
    </style:style>
    <style:style style:name="P7" style:family="paragraph" style:parent-style-name="Text_20_body">
      <style:text-properties officeooo:rsid="0024441f" officeooo:paragraph-rsid="0024441f"/>
    </style:style>
    <style:style style:name="P8" style:family="paragraph" style:parent-style-name="Heading_20_1">
      <style:text-properties officeooo:rsid="0016dc83" officeooo:paragraph-rsid="0016dc83"/>
    </style:style>
    <style:style style:name="P9" style:family="paragraph" style:parent-style-name="Heading_20_1">
      <style:text-properties officeooo:rsid="002294da" officeooo:paragraph-rsid="002294da"/>
    </style:style>
    <style:style style:name="P10" style:family="paragraph" style:parent-style-name="Heading_20_1">
      <style:paragraph-properties fo:break-before="page"/>
      <style:text-properties officeooo:rsid="002294da" officeooo:paragraph-rsid="002294da"/>
    </style:style>
    <style:style style:name="P11" style:family="paragraph" style:parent-style-name="Title" style:master-page-name="First_20_Page">
      <style:paragraph-properties style:page-number="auto"/>
    </style:style>
    <style:style style:name="P12" style:family="paragraph" style:parent-style-name="Heading_20_1">
      <style:text-properties officeooo:rsid="0026ed54" officeooo:paragraph-rsid="0026ed54"/>
    </style:style>
    <style:style style:name="P13" style:family="paragraph" style:parent-style-name="Text_20_body">
      <style:text-properties officeooo:rsid="0024441f" officeooo:paragraph-rsid="0024441f"/>
    </style:style>
    <style:style style:name="P14" style:family="paragraph" style:parent-style-name="Text_20_body">
      <style:text-properties officeooo:rsid="0026ed54" officeooo:paragraph-rsid="0026ed54"/>
    </style:style>
    <style:style style:name="P15" style:family="paragraph" style:parent-style-name="Text_20_body">
      <style:text-properties officeooo:rsid="0026ed54" officeooo:paragraph-rsid="002aaf9d"/>
    </style:style>
    <style:style style:name="T1" style:family="text">
      <style:text-properties officeooo:rsid="000e86ad"/>
    </style:style>
    <style:style style:name="T2" style:family="text">
      <style:text-properties officeooo:rsid="001939fa"/>
    </style:style>
    <style:style style:name="T3" style:family="text">
      <style:text-properties officeooo:rsid="002294da"/>
    </style:style>
    <style:style style:name="T4" style:family="text">
      <style:text-properties officeooo:rsid="0024441f"/>
    </style:style>
    <style:style style:name="T5" style:family="text">
      <style:text-properties officeooo:rsid="0026ed54"/>
    </style:style>
    <style:style style:name="T6" style:family="text">
      <style:text-properties officeooo:rsid="0027a3d3"/>
    </style:style>
    <style:style style:name="T7" style:family="text">
      <style:text-properties fo:language="es" fo:country="ES"/>
    </style:style>
    <style:style style:name="T8" style:family="text">
      <style:text-properties fo:language="es" fo:country="ES" officeooo:rsid="002d8469"/>
    </style:style>
    <style:style style:name="T9" style:family="text">
      <style:text-properties officeooo:rsid="002fc2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text:s/><text:span text:style-name="T3">Predicción de series temporales</text:span></text:p>
      <text:p text:style-name="Text_20_body"/>
      <text:p text:style-name="Text_20_body"/>
      <text:p text:style-name="Text_20_body"/>
      <text:p text:style-name="Text_20_body"/>
      <text:p text:style-name="Text_20_body"/>
      <text:p text:style-name="P4">grado en ingeniería informática en sistemas de información</text:p>
      <text:p text:style-name="P6"/>
      <text:p text:style-name="P4">Asignatura: <text:span text:style-name="T3">Arquitectura orientada a servicios</text:span></text:p>
      <text:p text:style-name="P3">Curso: <text:span text:style-name="T2">cuart</text:span>o</text:p>
      <text:p text:style-name="P5"><text:span text:style-name="T1">autores</text:span>: <text:span text:style-name="T3">Pablo García, Carlos González, Aarón portales y </text:span></text:p>
      <text:p text:style-name="P5">josé ignacio <text:s/>mayoral</text:p>
      <text:p text:style-name="P4"/>
      <text:p text:style-name="P3"/>
      <text:p text:style-name="P3"/>
      <text:h text:style-name="P8" text:outline-level="1"/>
      <text:h text:style-name="P8" text:outline-level="1"/>
      <text:h text:style-name="P10" text:outline-level="1">introducción</text:h>
      <text:p text:style-name="Text_20_body">Se nos pidió el siguiente servicio para trabajo final de la asignatura:</text:p>
      <text:p text:style-name="Text_20_body">Realizar un conjunto de servicios que permita la predicción automática de series temporales a <text:s/>partir <text:s/>de <text:s/>una <text:s/>serie <text:s/>de <text:s/>algoritmos. </text:p>
      <text:p text:style-name="Text_20_body">El sistema contemplará al menos tres algoritmos, además de realizar el preprocesado de información. El resultado se almacenará en ficheros de texto que podrán descargarse desde el servidor. Además se realizará un cliente que permita comprobar el funcionamiento de los diferentes servicios.</text:p>
      <text:h text:style-name="P9" text:outline-level="1">Funcionamiento <text:span text:style-name="T4">general </text:span></text:h>
      <text:p text:style-name="P7">El funcionamiento comenzaría entrando en la página Cliente.html en la misma se piden unos campos y la subida de un fichero csv con los datos requeridos para entrenar a los algoritmos. Mandaremos todo mediante formularios a Cliente.php. </text:p>
      <text:p text:style-name="P7">Una vez rellenados los campos y subido el fichero, se redirecionará a Cliente.php desde donde cogemos los datos del formulario y creamos un array de objetos con todos los datos, el cual mandamos por CURL al ESB, desde el ESB mediante CURL envíamos el mismo array de objetos, siempre codificado en JSON, a los 3 programas con su correspondiente algoritmo que funcionará y nos mandará una predicción, la cual recogemos y escribimos en un fichero diferente para cada algoritmo el cual podemos descargar desde Cliente.php <text:s/>en los botones de descarga. </text:p>
      <text:h text:style-name="Heading_20_1" text:outline-level="1">SVR – SUPPORT VECTOR REGRES<text:span text:style-name="T5">S</text:span>I<text:span text:style-name="T5">O</text:span>N</text:h>
      <text:p text:style-name="P14">Es una versión de SVM para la regresión. El modelo producido por SVR depende solo de un conjunto de datos de entrenamiento, porque la función de costo para construir el modelo ignora cualquier información cercana a la predicción del modelo.</text:p>
      <text:p text:style-name="P14">Para ejecutar el programa primero hay que entrenar el algoritmo con distintas muestras que vamos a obtener de un archivo csv de datos. Lo siguiente que habría que hacer es seleccionar el valor que se desea predecir usando el método de predicción que nos proporciona la documentación del algoritmo.</text:p>
      <text:h text:style-name="P12" text:outline-level="1"><text:span text:style-name="T6">MR -- </text:span>MultipleVariable Regression</text:h>
      <text:p text:style-name="Text_20_body"><text:bookmark text:name="result_box"/><text:span text:style-name="T7">La regresión </text:span><text:span text:style-name="T8">multivariable </text:span><text:span text:style-name="T7">intenta modelar la relación entre dos o más variables explicativas y una variable de respuesta ajustando una ecuación lineal a los datos observados.</text:span></text:p>
      <text:p text:style-name="P15">Para ejecutar el programa primero hay <text:span text:style-name="T9">que correrlo, para correrlo en Windows nos vamos a la carpeta en la que se encuentra con la linea de comandos y se corre el ejecutable. Éste contiene todo lo necesario para el programa, es un socket que escucha en el puerto 9999 y espera recibir un json. Una vez recibido el json lo procesa y devuelve la predicción para el dato ped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adornments="Norm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left="0cm" fo:margin-right="0cm" fo:margin-top="0.423cm" fo:margin-bottom="0.212cm" loext:contextual-spacing="false" fo:text-align="center" style:justify-single-word="false" fo:text-indent="0cm" style:auto-text-indent="false" style:page-number="auto" fo:keep-with-next="always"/>
      <style:text-properties fo:text-transform="uppercase" style:font-name="Arial1" fo:font-family="Arial" style:font-style-name="Normal" style:font-family-generic="swiss" style:font-pitch="variable" fo:font-size="115%"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 fo:font-family="Arial" style:font-style-name="Normal" style:font-family-generic="swis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list-style-name="" style:class="text" style:master-page-name="">
      <style:paragraph-properties fo:margin-left="0cm" fo:margin-right="0cm" fo:margin-top="0.423cm" fo:margin-bottom="0.212cm" loext:contextual-spacing="false" fo:text-align="start" style:justify-single-word="false" fo:text-indent="0cm" style:auto-text-indent="false" style:page-number="auto"/>
      <style:text-properties fo:text-transform="uppercase" style:font-name="Arial3" fo:font-family="Arial" style:font-style-name="Negrita"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list-style-name="" style:class="text" style:master-page-name="">
      <loext:graphic-properties draw:fill="none" draw:fill-color="#729fcf"/>
      <style:paragraph-properties fo:margin-left="0cm" fo:margin-right="0cm" fo:margin-top="0.42cm" fo:margin-bottom="0.24cm" loext:contextual-spacing="false" fo:text-align="start" style:justify-single-word="false" fo:text-indent="0cm" style:auto-text-indent="false" style:page-number="auto" fo:background-color="transparent" style:shadow="none">
        <style:tab-stops/>
      </style:paragraph-properties>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list-style-name="" style:class="text" style:master-page-name="">
      <style:paragraph-properties fo:margin-left="0cm" fo:margin-right="0cm" fo:margin-top="0.42cm" fo:margin-bottom="0.24cm" loext:contextual-spacing="false" fo:text-align="justify" style:justify-single-word="false" fo:text-indent="0cm" style:auto-text-indent="false" style:page-number="auto"/>
      <style:text-properties fo:font-variant="normal" fo:text-transform="none" fo:color="#000000" fo:font-size="11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 style:class="text">
      <style:paragraph-properties fo:margin-left="0cm" fo:margin-right="0cm" fo:margin-top="0.42cm" fo:margin-bottom="0.24cm" loext:contextual-spacing="false" fo:text-indent="0cm" style:auto-text-indent="false"/>
      <style:text-properties fo:color="#808080" fo:font-size="8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master-page-name="">
      <style:paragraph-properties fo:margin-top="0cm" fo:margin-bottom="0cm" loext:contextual-spacing="false" fo:text-align="start" style:justify-single-word="false" style:page-number="auto" text:number-lines="false" text:line-number="0"/>
      <style:text-properties fo:font-size="10pt" style:font-size-asian="10pt" style:font-size-complex="10pt"/>
    </style:style>
    <style:style style:name="Heading_20_5" style:display-name="Heading 5" style:family="paragraph" style:parent-style-name="Header"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er"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master-page-name="">
      <style:paragraph-properties fo:margin-top="0cm" fo:margin-bottom="0cm" loext:contextual-spacing="false" style:page-number="auto" fo:padding="0.049cm" fo:border-left="none" fo:border-right="none" fo:border-top="0.06pt solid #000000" fo:border-bottom="none" style:shadow="none" text:number-lines="false" text:line-number="0">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10pt" style:font-size-asian="10.5pt"/>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able" style:family="paragraph" style:parent-style-name="Caption" style:class="extra">
      <loext:graphic-properties draw:fill="none" draw:fill-color="#729fcf"/>
      <style:paragraph-properties fo:margin-left="0cm" fo:margin-right="0cm" fo:margin-top="0cm" fo:margin-bottom="0cm" loext:contextual-spacing="false" fo:text-indent="0cm" style:auto-text-indent="false" fo:background-color="transparent">
        <style:tab-stops/>
      </style:paragraph-properties>
      <style:text-properties fo:font-size="10pt" fo:font-style="normal"/>
    </style:style>
    <style:style style:name="Illustration" style:family="paragraph" style:parent-style-name="Caption" style:class="extra"/>
    <style:style style:name="Numbering_20_2" style:display-name="Numbering 2" style:family="paragraph" style:parent-style-name="List" style:class="list">
      <style:paragraph-properties fo:margin-left="1.27cm" fo:margin-right="0cm" fo:margin-top="0cm" fo:margin-bottom="0.212cm" loext:contextual-spacing="false" style:register-true="tru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style:register-true="tru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5cm" style:type="right" style:leader-style="dotted" style:leader-text="."/>
        </style:tab-stops>
      </style:paragraph-properties>
      <style:text-properties fo:font-size="11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text-underline-style="solid" style:text-underline-width="auto" style:text-underline-color="font-color" officeooo:rsid="002294da" officeooo:paragraph-rsid="002294da"/>
    </style:style>
    <style:page-layout style:name="Mpm1">
      <style:page-layout-properties fo:page-width="21.001cm" fo:page-height="29.7cm" style:num-format="1" style:print-orientation="portrait" fo:margin-top="3cm" fo:margin-bottom="3cm" fo:margin-left="3cm" fo:margin-right="3cm" style:shadow="none" fo:background-color="transparent" style:writing-mode="lr-tb"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redicción de series temporales</text:p>
      </style:header>
      <style:header-left>
        <text:p text:style-name="MP1">Predicción de series temporales</text:p>
      </style:header-left>
      <style:footer>
        <text:p text:style-name="Footer"><text:s text:c="151"/><text:page-number text:select-page="current">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27:06.16</meta:creation-date>
    <dc:date>2018-01-12T21:46:01.105000000</dc:date>
    <meta:editing-duration>PT7H22M58S</meta:editing-duration>
    <meta:editing-cycles>47</meta:editing-cycles>
    <meta:generator>LibreOffice/5.3.4.2$Windows_X86_64 LibreOffice_project/f82d347ccc0be322489bf7da61d7e4ad13fe2ff3</meta:generator>
    <meta:document-statistic meta:table-count="0" meta:image-count="0" meta:object-count="0" meta:page-count="2" meta:paragraph-count="22" meta:word-count="435" meta:character-count="2904" meta:non-whitespace-character-count="2325"/>
  </office:meta>
</office:document-meta>
</file>